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8891"/>
    </style:style>
    <style:style style:name="P2" style:family="paragraph" style:parent-style-name="Text_20_body">
      <style:text-properties style:font-name="Ubuntu" officeooo:rsid="00058891" officeooo:paragraph-rsid="00058891"/>
    </style:style>
    <style:style style:name="P3" style:family="paragraph" style:parent-style-name="Text_20_body">
      <style:text-properties style:font-name="Ubuntu" officeooo:rsid="00058891" officeooo:paragraph-rsid="0006dd42"/>
    </style:style>
    <style:style style:name="P4" style:family="paragraph" style:parent-style-name="Text_20_body">
      <style:text-properties style:font-name="Ubuntu" fo:font-weight="bold" officeooo:rsid="00058891" officeooo:paragraph-rsid="00058891" style:font-weight-asian="bold" style:font-weight-complex="bold"/>
    </style:style>
    <style:style style:name="P5" style:family="paragraph" style:parent-style-name="Heading_20_1">
      <style:text-properties officeooo:rsid="00058891" officeooo:paragraph-rsid="000588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dd42" style:font-weight-asian="bold" style:font-weight-complex="bold"/>
    </style:style>
    <style:style style:name="T3" style:family="text">
      <style:text-properties officeooo:rsid="0006dd42"/>
    </style:style>
    <style:style style:name="T4" style:family="text">
      <style:text-properties officeooo:rsid="000ab1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UEBAS CAJA BLANCA</text:h>
      <text:p text:style-name="P1"/>
      <text:p text:style-name="P4">CREAR EVENTO CAJA BLANCA</text:p>
      <text:p text:style-name="P4"/>
      <text:p text:style-name="P4"><text:tab/>A. Creación de un evento con nombre, creador o fecha nulos (C1)</text:p>
      <text:p text:style-name="P2"/>
      <text:p text:style-name="P2">Descripción del procedimiento del caso de prueba: se procederá a la creación de un nuevo evento en el sistema con la fecha de inicio nula.</text:p>
      <text:p text:style-name="P2">Identificador: 021</text:p>
      <text:p text:style-name="P2">Pasos</text:p>
      <text:p text:style-name="P2">o Crear un contacto con id “2323” y añadirlo al sistema directamente</text:p>
      <text:p text:style-name="P2">o Ejecutar la función crearEvento(“Prueba”, null, “2015-02-27 23:15:00”, contacto);</text:p>
      <text:p text:style-name="P2">o Comprobar que no se ha creado el evento</text:p>
      <text:p text:style-name="P2"/>
      <text:p text:style-name="P2"><text:tab/><text:span text:style-name="T1">B. Creación de un evento con un sólo evento en el sistema de id distinto de 1 e inserción correcta (C2)</text:span></text:p>
      <text:p text:style-name="P2"/>
      <text:p text:style-name="P2">Descripción del procedimiento del caso de prueba: se procederá a la creación de un nuevo evento en el sistema con otro ya existente con datos correctos.</text:p>
      <text:p text:style-name="P2">Identificador: 022</text:p>
      <text:p text:style-name="P2">Pasos</text:p>
      <text:p text:style-name="P2">o Crear un contacto con id “2323” y añadirlo al sistema directamente</text:p>
      <text:p text:style-name="P2">o Añadir un evento al sistema con id “2”.</text:p>
      <text:p text:style-name="P2">o Ejecutar la función crearEvento(“Prueba”, “2015-02-27 22:09:00”, “2015-02-27</text:p>
      <text:p text:style-name="P2">23:15:00”, contacto);</text:p>
      <text:p text:style-name="P2">o Comprobar que el evento se ha creado con id 1</text:p>
      <text:p text:style-name="P2"/>
      <text:p text:style-name="P3"><text:span text:style-name="T2"><text:tab/>C. </text:span><text:span text:style-name="T1">Creación de un evento con un sólo evento en el sistema de id distinto de 1 e inserción fallida (C3)</text:span></text:p>
      <text:p text:style-name="P3"/>
      <text:p text:style-name="P2">Descripción del procedimiento del caso de prueba: se procederá a la creación de un evento en el sistema con datos correctos pero falla la operación.</text:p>
      <text:p text:style-name="P2"><text:soft-page-break/>Identificador: 023</text:p>
      <text:p text:style-name="P2">Pasos</text:p>
      <text:p text:style-name="P2">o Crear un contacto con id “2323” y añadirlo al sistema directamente</text:p>
      <text:p text:style-name="P2">o Añadir un evento al sistema con id “2”.</text:p>
      <text:p text:style-name="P2">o Ejecutar la función crearEvento(“Prueba”, “2015-02-27 22:09:00”, “2015-02-27</text:p>
      <text:p text:style-name="P2">23:15:00”, contacto);</text:p>
      <text:p text:style-name="P2">o Comprobar que el evento no se ha creado</text:p>
      <text:p text:style-name="P2"/>
      <text:p text:style-name="P4"><text:span text:style-name="T4"><text:tab/>D. </text:span>Creación de un evento con un sólo evento en el sistema de id 1 e inserción fallida (C4)</text:p>
      <text:p text:style-name="P2"/>
      <text:p text:style-name="P2">Descripción del procedimiento del caso de prueba: se procederá a la creación de un evento</text:p>
      <text:p text:style-name="P2">en el sistema con id 1 con otro ya existente con datos correctos pero falla la operación.</text:p>
      <text:p text:style-name="P2">Identificador: 024</text:p>
      <text:p text:style-name="P2">Pasos</text:p>
      <text:p text:style-name="P2">o Crear un contacto con id “2323” y añadirlo al sistema directamente</text:p>
      <text:p text:style-name="P2">oAñadir un evento al sistema con id “1”.</text:p>
      <text:p text:style-name="P2">Ejecutar la función crearEvento(“Prueba”, “2015-02-27 22:09:00”, “2015-02-27</text:p>
      <text:p text:style-name="P2">23:15:00”, contacto);</text:p>
      <text:p text:style-name="P2">Comprobar que el evento no se ha cre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08T11:18:48.987693352</dc:date>
    <meta:editing-duration>PT1M8S</meta:editing-duration>
    <meta:editing-cycles>6</meta:editing-cycles>
    <meta:document-statistic meta:table-count="0" meta:image-count="0" meta:object-count="0" meta:page-count="2" meta:paragraph-count="37" meta:word-count="349" meta:character-count="2053" meta:non-whitespace-character-count="1737"/>
  </office:meta>
</office:document-meta>
</file>